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efacb0040" style:family="table" style:master-page-name="ta-mp-0x7fdefacb0040">
      <style:table-properties table:display="true" style:writing-mode="lr-tb"/>
    </style:style>
    <style:style style:name="ta-0x7fdefacb0230" style:family="table" style:master-page-name="ta-mp-0x7fdefacb0230">
      <style:table-properties table:display="true" style:writing-mode="lr-tb"/>
    </style:style>
    <style:style style:name="ta-0x7fdefacb0420" style:family="table" style:master-page-name="ta-mp-0x7fdefacb0420">
      <style:table-properties table:display="true" style:writing-mode="lr-tb"/>
    </style:style>
    <style:style style:name="ta-0x7fdefacb0610" style:family="table" style:master-page-name="ta-mp-0x7fdefacb0610">
      <style:table-properties table:display="true" style:writing-mode="lr-tb"/>
    </style:style>
    <style:style style:name="ta-0x7fdefacb0800" style:family="table" style:master-page-name="ta-mp-0x7fdefacb0800">
      <style:table-properties table:display="true" style:writing-mode="lr-tb"/>
    </style:style>
    <style:style style:name="ta-0x7fdefacb09f0" style:family="table" style:master-page-name="ta-mp-0x7fdefacb0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efacd82f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841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cf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85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89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efaccfd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86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8b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87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8e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efacd8c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efacd88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8d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8f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94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efaccff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90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95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91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98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efacd96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efacd93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97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9a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9e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efacd00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9b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9f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9c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3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efacda1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efacd9d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2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4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a9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efacd01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5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aa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6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d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efacdab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efacda7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c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ae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b3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efacd02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b0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efacdb4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b1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b8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efacdb5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efacdb2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acdb6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0.00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20.75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54.00pt" style:use-optimal-column-width="true"/>
    </style:style>
    <style:style style:name="ACOL-9" style:family="table-column">
      <style:table-column-properties style:column-width="60.00pt" style:use-optimal-column-width="true"/>
    </style:style>
    <style:style style:name="ACOL-10" style:family="table-column">
      <style:table-column-properties style:column-width="63.0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defacb0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defacd82f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defacd8418" office:value-type="string">
            <text:p>orderListing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defacb0230" table:print="false">
        <office:forms form:automatic-focus="false" form:apply-design-mode="false">
          <form:form/>
        </office:forms>
        <table:table-column table:default-cell-style-name="ACE-0x7fdefaccfdf0" table:style-name="ACOL-3"/>
        <table:table-column table:default-cell-style-name="ACE-0x7fdefaccfdf0" table:style-name="ACOL-4"/>
        <table:table-column table:default-cell-style-name="ACE-0x7fdefaccfdf0" table:style-name="ACOL-5"/>
        <table:table-column table:default-cell-style-name="ACE-0x7fdefaccfdf0" table:style-name="ACOL-6"/>
        <table:table-column table:default-cell-style-name="ACE-0x7fdefaccfdf0" table:style-name="ACOL-7"/>
        <table:table-column table:default-cell-style-name="ACE-0x7fdefaccfdf0" table:style-name="ACOL-8"/>
        <table:table-column table:default-cell-style-name="ACE-0x7fdefaccfdf0" table:style-name="ACOL-9"/>
        <table:table-column table:default-cell-style-name="ACE-0x7fdefaccfdf0" table:style-name="ACOL-10"/>
        <table:table-column table:default-cell-style-name="ACE-0x7fdefaccfdf0" table:style-name="ACOL-0" table:number-columns-repeated="120"/>
        <table:table-row table:style-name="AROW-2">
          <table:table-cell table:style-name="ACE-0x7fdefacd8540" office:value-type="string">
            <text:p>User Name</text:p>
          </table:table-cell>
          <table:table-cell table:style-name="ACE-0x7fdefacd8668" office:value-type="string">
            <text:p>Password</text:p>
          </table:table-cell>
          <table:table-cell table:style-name="ACE-0x7fdefacd8668" office:value-type="string">
            <text:p>s_status</text:p>
          </table:table-cell>
          <table:table-cell table:style-name="ACE-0x7fdefacd8790" office:value-type="string">
            <text:p>s_orderedproductsearch</text:p>
          </table:table-cell>
          <table:table-cell table:style-name="ACE-0x7fdefacd8790" office:value-type="string">
            <text:p>s_page</text:p>
          </table:table-cell>
          <table:table-cell table:style-name="ACE-0x7fdefacd8668" office:value-type="string">
            <text:p>Product ID</text:p>
          </table:table-cell>
          <table:table-cell table:style-name="ACE-0x7fdefacd8790" office:value-type="string">
            <text:p>Payment ID</text:p>
          </table:table-cell>
          <table:table-cell table:style-name="ACE-0x7fdefacd88b8" office:value-type="string">
            <text:p>Company ID</text:p>
          </table:table-cell>
          <table:table-cell table:number-columns-repeated="120" table:style-name="ACE-0x7fdefaccfdf0"/>
        </table:table-row>
        <table:table-row table:style-name="AROW-2">
          <table:table-cell table:style-name="ACE-0x7fdefacd89e0" office:value-type="string">
            <text:p>aman.2185@hotmail.com</text:p>
          </table:table-cell>
          <table:table-cell table:style-name="ACE-0x7fdefacd8b08" office:value-type="string">
            <text:p>e10adc3949ba59abbe56e057f20f883e</text:p>
          </table:table-cell>
          <table:table-cell table:style-name="ACE-0x7fdefacd8b08" office:value-type="string">
            <text:p>C</text:p>
          </table:table-cell>
          <table:table-cell table:style-name="ACE-0x7fdefacd8b08" office:value-type="string">
            <text:p>Uk tribes</text:p>
          </table:table-cell>
          <table:table-cell table:style-name="ACE-0x7fdefacd8c30" office:value-type="float" office:value="2">
            <text:p>2</text:p>
          </table:table-cell>
          <table:table-cell table:style-name="ACE-0x7fdefacd8b08" office:value-type="float" office:value="1001936">
            <text:p>1001936</text:p>
          </table:table-cell>
          <table:table-cell table:style-name="ACE-0x7fdefacd8b08" office:value-type="float" office:value="61">
            <text:p>61</text:p>
          </table:table-cell>
          <table:table-cell table:style-name="ACE-0x7fdefacd8d58" office:value-type="float" office:value="1931">
            <text:p>1931</text:p>
          </table:table-cell>
          <table:table-cell table:number-columns-repeated="120" table:style-name="ACE-0x7fdefaccfdf0"/>
        </table:table-row>
        <table:table-row table:style-name="AROW-4">
          <table:table-cell table:number-columns-repeated="3" table:style-name="ACE-0x7fdefaccfdf0"/>
          <table:table-cell table:style-name="ACE-0x7fdefacd8e80"/>
          <table:table-cell table:number-columns-repeated="124" table:style-name="ACE-0x7fdefaccfdf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7" gnm:end-row="0"/>
        </gnm:selections>
      </table:table>
      <table:table table:name="AQA2_TestData" table:style-name="ta-0x7fdefacb0420" table:print="false">
        <office:forms form:automatic-focus="false" form:apply-design-mode="false">
          <form:form/>
        </office:forms>
        <table:table-column table:default-cell-style-name="ACE-0x7fdefaccff18" table:style-name="ACOL-3"/>
        <table:table-column table:default-cell-style-name="ACE-0x7fdefaccff18" table:style-name="ACOL-4"/>
        <table:table-column table:default-cell-style-name="ACE-0x7fdefaccff18" table:style-name="ACOL-5"/>
        <table:table-column table:default-cell-style-name="ACE-0x7fdefaccff18" table:style-name="ACOL-6"/>
        <table:table-column table:default-cell-style-name="ACE-0x7fdefaccff18" table:style-name="ACOL-7"/>
        <table:table-column table:default-cell-style-name="ACE-0x7fdefaccff18" table:style-name="ACOL-8"/>
        <table:table-column table:default-cell-style-name="ACE-0x7fdefaccff18" table:style-name="ACOL-9"/>
        <table:table-column table:default-cell-style-name="ACE-0x7fdefaccff18" table:style-name="ACOL-10"/>
        <table:table-column table:default-cell-style-name="ACE-0x7fdefaccff18" table:style-name="ACOL-0" table:number-columns-repeated="120"/>
        <table:table-row table:style-name="AROW-2">
          <table:table-cell table:style-name="ACE-0x7fdefacd8fa8" office:value-type="string">
            <text:p>User Name</text:p>
          </table:table-cell>
          <table:table-cell table:style-name="ACE-0x7fdefacd90d0" office:value-type="string">
            <text:p>Password</text:p>
          </table:table-cell>
          <table:table-cell table:style-name="ACE-0x7fdefacd90d0" office:value-type="string">
            <text:p>s_status</text:p>
          </table:table-cell>
          <table:table-cell table:style-name="ACE-0x7fdefacd91f8" office:value-type="string">
            <text:p>s_orderedproductsearch</text:p>
          </table:table-cell>
          <table:table-cell table:style-name="ACE-0x7fdefacd91f8" office:value-type="string">
            <text:p>s_page</text:p>
          </table:table-cell>
          <table:table-cell table:style-name="ACE-0x7fdefacd90d0" office:value-type="string">
            <text:p>Product ID</text:p>
          </table:table-cell>
          <table:table-cell table:style-name="ACE-0x7fdefacd91f8" office:value-type="string">
            <text:p>Payment ID</text:p>
          </table:table-cell>
          <table:table-cell table:style-name="ACE-0x7fdefacd9320" office:value-type="string">
            <text:p>Company ID</text:p>
          </table:table-cell>
          <table:table-cell table:number-columns-repeated="120" table:style-name="ACE-0x7fdefaccff18"/>
        </table:table-row>
        <table:table-row table:style-name="AROW-2">
          <table:table-cell table:style-name="ACE-0x7fdefacd9448" office:value-type="string">
            <text:p>aman.2185@hotmail.com</text:p>
          </table:table-cell>
          <table:table-cell table:style-name="ACE-0x7fdefacd9570" office:value-type="string">
            <text:p>e10adc3949ba59abbe56e057f20f883e</text:p>
          </table:table-cell>
          <table:table-cell table:style-name="ACE-0x7fdefacd9570" office:value-type="string">
            <text:p>C</text:p>
          </table:table-cell>
          <table:table-cell table:style-name="ACE-0x7fdefacd9570" office:value-type="string">
            <text:p>Uk tribes</text:p>
          </table:table-cell>
          <table:table-cell table:style-name="ACE-0x7fdefacd9698" office:value-type="float" office:value="2">
            <text:p>2</text:p>
          </table:table-cell>
          <table:table-cell table:style-name="ACE-0x7fdefacd9570" office:value-type="float" office:value="1001936">
            <text:p>1001936</text:p>
          </table:table-cell>
          <table:table-cell table:style-name="ACE-0x7fdefacd9570" office:value-type="float" office:value="61">
            <text:p>61</text:p>
          </table:table-cell>
          <table:table-cell table:style-name="ACE-0x7fdefacd97c0" office:value-type="float" office:value="1931">
            <text:p>1931</text:p>
          </table:table-cell>
          <table:table-cell table:number-columns-repeated="120" table:style-name="ACE-0x7fdefaccff18"/>
        </table:table-row>
        <table:table-row table:style-name="AROW-4">
          <table:table-cell table:number-columns-repeated="3" table:style-name="ACE-0x7fdefaccff18"/>
          <table:table-cell table:style-name="ACE-0x7fdefacd98e8"/>
          <table:table-cell table:number-columns-repeated="124" table:style-name="ACE-0x7fdefaccff1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defacb0610" table:print="false">
        <office:forms form:automatic-focus="false" form:apply-design-mode="false">
          <form:form/>
        </office:forms>
        <table:table-column table:default-cell-style-name="ACE-0x7fdefacd0040" table:style-name="ACOL-3"/>
        <table:table-column table:default-cell-style-name="ACE-0x7fdefacd0040" table:style-name="ACOL-4"/>
        <table:table-column table:default-cell-style-name="ACE-0x7fdefacd0040" table:style-name="ACOL-5"/>
        <table:table-column table:default-cell-style-name="ACE-0x7fdefacd0040" table:style-name="ACOL-6"/>
        <table:table-column table:default-cell-style-name="ACE-0x7fdefacd0040" table:style-name="ACOL-7"/>
        <table:table-column table:default-cell-style-name="ACE-0x7fdefacd0040" table:style-name="ACOL-8"/>
        <table:table-column table:default-cell-style-name="ACE-0x7fdefacd0040" table:style-name="ACOL-9"/>
        <table:table-column table:default-cell-style-name="ACE-0x7fdefacd0040" table:style-name="ACOL-10"/>
        <table:table-column table:default-cell-style-name="ACE-0x7fdefacd0040" table:style-name="ACOL-0" table:number-columns-repeated="120"/>
        <table:table-row table:style-name="AROW-2">
          <table:table-cell table:style-name="ACE-0x7fdefacd9a10" office:value-type="string">
            <text:p>User Name</text:p>
          </table:table-cell>
          <table:table-cell table:style-name="ACE-0x7fdefacd9b38" office:value-type="string">
            <text:p>Password</text:p>
          </table:table-cell>
          <table:table-cell table:style-name="ACE-0x7fdefacd9b38" office:value-type="string">
            <text:p>s_status</text:p>
          </table:table-cell>
          <table:table-cell table:style-name="ACE-0x7fdefacd9c60" office:value-type="string">
            <text:p>s_orderedproductsearch</text:p>
          </table:table-cell>
          <table:table-cell table:style-name="ACE-0x7fdefacd9c60" office:value-type="string">
            <text:p>s_page</text:p>
          </table:table-cell>
          <table:table-cell table:style-name="ACE-0x7fdefacd9b38" office:value-type="string">
            <text:p>Product ID</text:p>
          </table:table-cell>
          <table:table-cell table:style-name="ACE-0x7fdefacd9c60" office:value-type="string">
            <text:p>Payment ID</text:p>
          </table:table-cell>
          <table:table-cell table:style-name="ACE-0x7fdefacd9d88" office:value-type="string">
            <text:p>Company ID</text:p>
          </table:table-cell>
          <table:table-cell table:number-columns-repeated="120" table:style-name="ACE-0x7fdefacd0040"/>
        </table:table-row>
        <table:table-row table:style-name="AROW-2">
          <table:table-cell table:style-name="ACE-0x7fdefacd9eb0" office:value-type="string">
            <text:p>aman.2185@hotmail.com</text:p>
          </table:table-cell>
          <table:table-cell table:style-name="ACE-0x7fdefacd9fd8" office:value-type="string">
            <text:p>e10adc3949ba59abbe56e057f20f883e</text:p>
          </table:table-cell>
          <table:table-cell table:style-name="ACE-0x7fdefacd9fd8" office:value-type="string">
            <text:p>C</text:p>
          </table:table-cell>
          <table:table-cell table:style-name="ACE-0x7fdefacd9fd8" office:value-type="string">
            <text:p>Uk tribes</text:p>
          </table:table-cell>
          <table:table-cell table:style-name="ACE-0x7fdefacda100" office:value-type="float" office:value="2">
            <text:p>2</text:p>
          </table:table-cell>
          <table:table-cell table:style-name="ACE-0x7fdefacd9fd8" office:value-type="float" office:value="1001936">
            <text:p>1001936</text:p>
          </table:table-cell>
          <table:table-cell table:style-name="ACE-0x7fdefacd9fd8" office:value-type="float" office:value="61">
            <text:p>61</text:p>
          </table:table-cell>
          <table:table-cell table:style-name="ACE-0x7fdefacda228" office:value-type="float" office:value="1931">
            <text:p>1931</text:p>
          </table:table-cell>
          <table:table-cell table:number-columns-repeated="120" table:style-name="ACE-0x7fdefacd0040"/>
        </table:table-row>
        <table:table-row table:style-name="AROW-4">
          <table:table-cell table:number-columns-repeated="3" table:style-name="ACE-0x7fdefacd0040"/>
          <table:table-cell table:style-name="ACE-0x7fdefacda350"/>
          <table:table-cell table:number-columns-repeated="124" table:style-name="ACE-0x7fdefacd004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defacb0800" table:print="false">
        <office:forms form:automatic-focus="false" form:apply-design-mode="false">
          <form:form/>
        </office:forms>
        <table:table-column table:default-cell-style-name="ACE-0x7fdefacd0168" table:style-name="ACOL-3"/>
        <table:table-column table:default-cell-style-name="ACE-0x7fdefacd0168" table:style-name="ACOL-4"/>
        <table:table-column table:default-cell-style-name="ACE-0x7fdefacd0168" table:style-name="ACOL-5"/>
        <table:table-column table:default-cell-style-name="ACE-0x7fdefacd0168" table:style-name="ACOL-6"/>
        <table:table-column table:default-cell-style-name="ACE-0x7fdefacd0168" table:style-name="ACOL-7"/>
        <table:table-column table:default-cell-style-name="ACE-0x7fdefacd0168" table:style-name="ACOL-8"/>
        <table:table-column table:default-cell-style-name="ACE-0x7fdefacd0168" table:style-name="ACOL-9"/>
        <table:table-column table:default-cell-style-name="ACE-0x7fdefacd0168" table:style-name="ACOL-10"/>
        <table:table-column table:default-cell-style-name="ACE-0x7fdefacd0168" table:style-name="ACOL-0" table:number-columns-repeated="120"/>
        <table:table-row table:style-name="AROW-2">
          <table:table-cell table:style-name="ACE-0x7fdefacda478" office:value-type="string">
            <text:p>User Name</text:p>
          </table:table-cell>
          <table:table-cell table:style-name="ACE-0x7fdefacda5a0" office:value-type="string">
            <text:p>Password</text:p>
          </table:table-cell>
          <table:table-cell table:style-name="ACE-0x7fdefacda5a0" office:value-type="string">
            <text:p>s_status</text:p>
          </table:table-cell>
          <table:table-cell table:style-name="ACE-0x7fdefacda6c8" office:value-type="string">
            <text:p>s_orderedproductsearch</text:p>
          </table:table-cell>
          <table:table-cell table:style-name="ACE-0x7fdefacda6c8" office:value-type="string">
            <text:p>s_page</text:p>
          </table:table-cell>
          <table:table-cell table:style-name="ACE-0x7fdefacda5a0" office:value-type="string">
            <text:p>Product ID</text:p>
          </table:table-cell>
          <table:table-cell table:style-name="ACE-0x7fdefacda6c8" office:value-type="string">
            <text:p>Payment ID</text:p>
          </table:table-cell>
          <table:table-cell table:style-name="ACE-0x7fdefacda7f0" office:value-type="string">
            <text:p>Company ID</text:p>
          </table:table-cell>
          <table:table-cell table:number-columns-repeated="120" table:style-name="ACE-0x7fdefacd0168"/>
        </table:table-row>
        <table:table-row table:style-name="AROW-2">
          <table:table-cell table:style-name="ACE-0x7fdefacda918" office:value-type="string">
            <text:p>aman.2185@hotmail.com</text:p>
          </table:table-cell>
          <table:table-cell table:style-name="ACE-0x7fdefacdaa40" office:value-type="string">
            <text:p>e10adc3949ba59abbe56e057f20f883e</text:p>
          </table:table-cell>
          <table:table-cell table:style-name="ACE-0x7fdefacdaa40" office:value-type="string">
            <text:p>C</text:p>
          </table:table-cell>
          <table:table-cell table:style-name="ACE-0x7fdefacdaa40" office:value-type="string">
            <text:p>Uk tribes</text:p>
          </table:table-cell>
          <table:table-cell table:style-name="ACE-0x7fdefacdab68" office:value-type="float" office:value="2">
            <text:p>2</text:p>
          </table:table-cell>
          <table:table-cell table:style-name="ACE-0x7fdefacdaa40" office:value-type="float" office:value="1001936">
            <text:p>1001936</text:p>
          </table:table-cell>
          <table:table-cell table:style-name="ACE-0x7fdefacdaa40" office:value-type="float" office:value="61">
            <text:p>61</text:p>
          </table:table-cell>
          <table:table-cell table:style-name="ACE-0x7fdefacdac90" office:value-type="float" office:value="1931">
            <text:p>1931</text:p>
          </table:table-cell>
          <table:table-cell table:number-columns-repeated="120" table:style-name="ACE-0x7fdefacd0168"/>
        </table:table-row>
        <table:table-row table:style-name="AROW-4">
          <table:table-cell table:number-columns-repeated="3" table:style-name="ACE-0x7fdefacd0168"/>
          <table:table-cell table:style-name="ACE-0x7fdefacdadb8"/>
          <table:table-cell table:number-columns-repeated="124" table:style-name="ACE-0x7fdefacd016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defacb09f0" table:print="false">
        <office:forms form:automatic-focus="false" form:apply-design-mode="false">
          <form:form/>
        </office:forms>
        <table:table-column table:default-cell-style-name="ACE-0x7fdefacd0290" table:style-name="ACOL-3"/>
        <table:table-column table:default-cell-style-name="ACE-0x7fdefacd0290" table:style-name="ACOL-4"/>
        <table:table-column table:default-cell-style-name="ACE-0x7fdefacd0290" table:style-name="ACOL-5"/>
        <table:table-column table:default-cell-style-name="ACE-0x7fdefacd0290" table:style-name="ACOL-6"/>
        <table:table-column table:default-cell-style-name="ACE-0x7fdefacd0290" table:style-name="ACOL-7"/>
        <table:table-column table:default-cell-style-name="ACE-0x7fdefacd0290" table:style-name="ACOL-8"/>
        <table:table-column table:default-cell-style-name="ACE-0x7fdefacd0290" table:style-name="ACOL-9"/>
        <table:table-column table:default-cell-style-name="ACE-0x7fdefacd0290" table:style-name="ACOL-10"/>
        <table:table-column table:default-cell-style-name="ACE-0x7fdefacd0290" table:style-name="ACOL-0" table:number-columns-repeated="120"/>
        <table:table-row table:style-name="AROW-2">
          <table:table-cell table:style-name="ACE-0x7fdefacdaee0" office:value-type="string">
            <text:p>User Name</text:p>
          </table:table-cell>
          <table:table-cell table:style-name="ACE-0x7fdefacdb008" office:value-type="string">
            <text:p>Password</text:p>
          </table:table-cell>
          <table:table-cell table:style-name="ACE-0x7fdefacdb008" office:value-type="string">
            <text:p>s_status</text:p>
          </table:table-cell>
          <table:table-cell table:style-name="ACE-0x7fdefacdb130" office:value-type="string">
            <text:p>s_orderedproductsearch</text:p>
          </table:table-cell>
          <table:table-cell table:style-name="ACE-0x7fdefacdb130" office:value-type="string">
            <text:p>s_page</text:p>
          </table:table-cell>
          <table:table-cell table:style-name="ACE-0x7fdefacdb008" office:value-type="string">
            <text:p>Product ID</text:p>
          </table:table-cell>
          <table:table-cell table:style-name="ACE-0x7fdefacdb130" office:value-type="string">
            <text:p>Payment ID</text:p>
          </table:table-cell>
          <table:table-cell table:style-name="ACE-0x7fdefacdb258" office:value-type="string">
            <text:p>Company ID</text:p>
          </table:table-cell>
          <table:table-cell table:number-columns-repeated="120" table:style-name="ACE-0x7fdefacd0290"/>
        </table:table-row>
        <table:table-row table:style-name="AROW-2">
          <table:table-cell table:style-name="ACE-0x7fdefacdb380" office:value-type="string">
            <text:p>aman.2185@hotmail.com</text:p>
          </table:table-cell>
          <table:table-cell table:style-name="ACE-0x7fdefacdb4a8" office:value-type="string">
            <text:p>e10adc3949ba59abbe56e057f20f883e</text:p>
          </table:table-cell>
          <table:table-cell table:style-name="ACE-0x7fdefacdb4a8" office:value-type="string">
            <text:p>C</text:p>
          </table:table-cell>
          <table:table-cell table:style-name="ACE-0x7fdefacdb4a8" office:value-type="string">
            <text:p>Uk tribes</text:p>
          </table:table-cell>
          <table:table-cell table:style-name="ACE-0x7fdefacdb5d0" office:value-type="float" office:value="2">
            <text:p>2</text:p>
          </table:table-cell>
          <table:table-cell table:style-name="ACE-0x7fdefacdb4a8" office:value-type="float" office:value="1001936">
            <text:p>1001936</text:p>
          </table:table-cell>
          <table:table-cell table:style-name="ACE-0x7fdefacdb4a8" office:value-type="float" office:value="61">
            <text:p>61</text:p>
          </table:table-cell>
          <table:table-cell table:style-name="ACE-0x7fdefacdb6f8" office:value-type="float" office:value="1931">
            <text:p>1931</text:p>
          </table:table-cell>
          <table:table-cell table:number-columns-repeated="120" table:style-name="ACE-0x7fdefacd0290"/>
        </table:table-row>
        <table:table-row table:style-name="AROW-4">
          <table:table-cell table:number-columns-repeated="3" table:style-name="ACE-0x7fdefacd0290"/>
          <table:table-cell table:style-name="ACE-0x7fdefacdb820"/>
          <table:table-cell table:number-columns-repeated="124" table:style-name="ACE-0x7fdefacd029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efacc1d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facc95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fac57e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face0c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facc29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efac888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efacb0040" style:display-name="TestCase" style:page-layout-name="pl-0x7fdefacc1d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efacb0230" style:display-name="AQA1_TestData" style:page-layout-name="pl-0x7fdefacc95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efacb0420" style:display-name="AQA2_TestData" style:page-layout-name="pl-0x7fdefac57e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efacb0610" style:display-name="AQA3_TestData" style:page-layout-name="pl-0x7fdeface0c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efacb0800" style:display-name="AQA4_TestData" style:page-layout-name="pl-0x7fdefacc29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efacb09f0" style:display-name="AQA5_TestData" style:page-layout-name="pl-0x7fdefac888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00:43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